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40b8" officeooo:paragraph-rsid="000b40b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40b8" officeooo:paragraph-rsid="000b40b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5823" officeooo:paragraph-rsid="000b582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5823" officeooo:paragraph-rsid="000b582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5823" officeooo:paragraph-rsid="000cc43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9bc0" officeooo:paragraph-rsid="000e9bc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7ecd" officeooo:paragraph-rsid="00157ec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5823" officeooo:paragraph-rsid="000cc43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e9bc0" officeooo:paragraph-rsid="000e9bc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45884" officeooo:paragraph-rsid="00145884" style:font-size-asian="14pt" style:font-weight-asian="bold" style:font-size-complex="14pt" style:font-weight-complex="bold"/>
    </style:style>
    <style:style style:name="T1" style:family="text">
      <style:text-properties officeooo:rsid="000cc43a"/>
    </style:style>
    <style:style style:name="T2" style:family="text">
      <style:text-properties officeooo:rsid="0011180d"/>
    </style:style>
    <style:style style:name="T3" style:family="text">
      <style:text-properties officeooo:rsid="0015c3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risques du a ce type d’attaque (cross site request forgery)</text:p>
      <text:p text:style-name="P2"/>
      <text:p text:style-name="P3">La plupart de ce type d’attaque est afin de voler les données, d’identité ou bien d’argent.</text:p>
      <text:p text:style-name="P3"/>
      <text:p text:style-name="P8">Conséquence personnel : </text:p>
      <text:p text:style-name="P5">- <text:span text:style-name="T1">Perte d’argent via un transfert à autrui après être rentré dans notre compte bancaire</text:span></text:p>
      <text:p text:style-name="P3">- <text:span text:style-name="T1">Perte ou modification d’un contenu contrôlé par un système de gestion</text:span></text:p>
      <text:p text:style-name="P3">- <text:span text:style-name="T1">Modification de notre mot de passe sur un espace personnel</text:span></text:p>
      <text:p text:style-name="P3">- <text:span text:style-name="T1">Modification de l’adresse de commande</text:span></text:p>
      <text:p text:style-name="P3"/>
      <text:p text:style-name="P9">Conséquence professionnel :</text:p>
      <text:p text:style-name="P6">- Perte d’influence auprès de nos clients après une suppression ou modification de contenu</text:p>
      <text:p text:style-name="P6">- Perte d’argent</text:p>
      <text:p text:style-name="P6">- Perte de temps afin d’améliorer le site un moment interrompu</text:p>
      <text:p text:style-name="P6"/>
      <text:p text:style-name="P9">Comment est-il réalisé ?:</text:p>
      <text:p text:style-name="P6">Souvent pour relever les données d’un tiers i<text:span text:style-name="T2">l envoi une requête HTTP falsifiée à un utilisateurs connecté qui s’affichera sur la page ou il navigue, une fois qui cliquera dessus. Sans le savoir il a contribué a échappé à tout système d’authentification sont contourné et l’usurpateur est dans son compte. Il existe aussi une seconde méthode qui consiste à envoyé un e-mail ou un SMS à un tiers avec un lien qui l’enverra sur un faux site afin d’obtenir ces identifiants bancaires.</text:span></text:p>
      <text:p text:style-name="P6"/>
      <text:p text:style-name="P10">Qui sont les victimes ?:</text:p>
      <text:p text:style-name="P7">Ce sont les utilisateurs, <text:span text:style-name="T3">administrateurs</text:span> authen<text:span text:style-name="T3">tifié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5:49:26.105000000</meta:creation-date>
    <dc:date>2021-10-14T15:40:53.932000000</dc:date>
    <meta:editing-duration>PT23M42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5" meta:word-count="202" meta:character-count="1214" meta:non-whitespace-character-count="1026"/>
  </office:meta>
</office:document-meta>
</file>